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style="italic" style:text-underline-style="solid" style:text-underline-width="auto" style:text-underline-color="font-color" fo:font-weight="bold" officeooo:rsid="001b8fa8" officeooo:paragraph-rsid="001b8fa8" style:font-size-asian="14pt" style:font-style-asian="italic" style:font-weight-asian="bold" style:font-size-complex="14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b8fa8" officeooo:paragraph-rsid="001b8fa8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f2a07" officeooo:paragraph-rsid="001f2a07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2068d" officeooo:paragraph-rsid="0022068d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30b66" officeooo:paragraph-rsid="00230b66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3d03e" officeooo:paragraph-rsid="0023d03e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3d500" officeooo:paragraph-rsid="0023d500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01b8fa8" officeooo:paragraph-rsid="001b8fa8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01d4124" officeooo:paragraph-rsid="001d4124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022068d" officeooo:paragraph-rsid="0022068d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023d03e" officeooo:paragraph-rsid="0023d03e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56a92" officeooo:paragraph-rsid="00256a92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624d5" officeooo:paragraph-rsid="002624d5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3d500" officeooo:paragraph-rsid="002624d5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6a427" officeooo:paragraph-rsid="0026a427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1d4124"/>
    </style:style>
    <style:style style:name="T2" style:family="text">
      <style:text-properties officeooo:rsid="0020be9b"/>
    </style:style>
    <style:style style:name="T3" style:family="text">
      <style:text-properties officeooo:rsid="00247e9c"/>
    </style:style>
    <style:style style:name="T4" style:family="text">
      <style:text-properties officeooo:rsid="002624d5"/>
    </style:style>
    <style:style style:name="T5" style:family="text">
      <style:text-properties officeooo:rsid="0026a42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 résultat des tests</text:p>
      <text:p text:style-name="P2"/>
      <text:p text:style-name="P8">1)La <text:span text:style-name="T1">conception</text:span> du test</text:p>
      <text:p text:style-name="P8"/>
      <text:p text:style-name="P2">Dans un premier temps il fallu définir ce sur quoi le test allait porter , un test sur les différentes fonctionnalités du logiciel à donc était choisit.</text:p>
      <text:p text:style-name="P2"/>
      <text:p text:style-name="P2">Le test aller devoir tester l'ensemble des fonctions <text:span text:style-name="T1">du logiciel , tout en vérifiant que la structure de donnée choisie pour la conception du programme allait pouvoir supporter les tests.</text:span></text:p>
      <text:p text:style-name="P2"/>
      <text:p text:style-name="P5">Nous avons donc choisie de faire le test sous forme d'une fonction qui allait tester point à point les différentes fonctions du programme.</text:p>
      <text:p text:style-name="P2"/>
      <text:p text:style-name="P9">2)La construction du test</text:p>
      <text:p text:style-name="P9"/>
      <text:p text:style-name="P3">Nous avons élaborer le test de sorte qu'il puisse utiliser au mieux des matrices creuses , nous avons donc créer des matrice<text:span text:style-name="T2">s</text:span> de taille 8000x8000 , et nous avons choisit de remplir seulement la diagonale pour une raison de gain de temps de calcul.</text:p>
      <text:p text:style-name="P3"/>
      <text:p text:style-name="P4">La seconde partie du test consistera quant à elle a créer une matrice de taille 50x50 et de ne pas la remplir dans la diagonale , de ce fait nous pourrons tester de manière sure que la fonction de transposition fonctionne parfaitement.</text:p>
      <text:p text:style-name="P4"/>
      <text:p text:style-name="P10">3)Un cours descriptif du test(code en c++)</text:p>
      <text:p text:style-name="P3"/>
      <text:p text:style-name="P6">void matrice::battery_test()</text:p>
      <text:p text:style-name="P6">{</text:p>
      <text:p text:style-name="P6"><text:tab/>cout&lt;&lt;"Initialisation du test"&lt;&lt;endl;</text:p>
      <text:p text:style-name="P6"><text:tab/>getchar();</text:p>
      <text:p text:style-name="P6"><text:tab/>matrice D("D",8000,8000);</text:p>
      <text:p text:style-name="P6"><text:tab/>cout&lt;&lt;"Declaration matrice n°1 éffectuée"&lt;&lt;endl;</text:p>
      <text:p text:style-name="P6"><text:tab/>getchar();</text:p>
      <text:p text:style-name="P6"><text:tab/>matrice E("E",8000,8000);</text:p>
      <text:p text:style-name="P6"><text:tab/>cout&lt;&lt;"Declaration matrice n°2 éffectuée"&lt;&lt;endl;</text:p>
      <text:p text:style-name="P6"><text:tab/>getchar();</text:p>
      <text:p text:style-name="P6"><text:tab/>D.remplir_test();</text:p>
      <text:p text:style-name="P6"><text:tab/>cout&lt;&lt;"Remplissage de la matrice n°1 éffectuée"&lt;&lt;endl;</text:p>
      <text:p text:style-name="P6"><text:tab/>getchar();</text:p>
      <text:p text:style-name="P6"><text:tab/>E.remplir_test();</text:p>
      <text:p text:style-name="P6"><text:tab/>cout&lt;&lt;"Remplissage de la matrice n°2 éffectuée"&lt;&lt;endl;</text:p>
      <text:p text:style-name="P6"><text:tab/>getchar();<text:tab/></text:p>
      <text:p text:style-name="P6"><text:tab/>matrice F=D.multiplication(E);</text:p>
      <text:p text:style-name="P6"><text:tab/>cout&lt;&lt;"Multiplication des deux matrice et stockage dans matrice n°3 éffectuée"&lt;&lt;endl;</text:p>
      <text:p text:style-name="P6"><text:tab/>getchar();<text:tab/></text:p>
      <text:p text:style-name="P6"><text:tab/>D.addition(E);</text:p>
      <text:p text:style-name="P6"><text:tab/>cout&lt;&lt;"Addition de la matrice n°2 à la matrice n°1 éffectuée"&lt;&lt;endl;</text:p>
      <text:p text:style-name="P6"><text:tab/>getchar();<text:tab/></text:p>
      <text:p text:style-name="P6"><text:tab/>//F.ecriture();</text:p>
      <text:p text:style-name="P6"><text:tab/>cout&lt;&lt;"Ecriture dans un fichier de la matrice n°3 éffectuée"&lt;&lt;endl;</text:p>
      <text:p text:style-name="P6"><text:tab/>getchar();<text:tab/></text:p>
      <text:p text:style-name="P6"><text:tab/>//F.lecture();</text:p>
      <text:p text:style-name="P6"><text:tab/>cout&lt;&lt;"Lecture à partir d'un fichier de la matrice n°3 éffectuée"&lt;&lt;endl;</text:p>
      <text:p text:style-name="P6"><text:soft-page-break/><text:tab/>getchar();<text:tab/></text:p>
      <text:p text:style-name="P6"><text:tab/>F.affiche();</text:p>
      <text:p text:style-name="P6"><text:tab/>cout&lt;&lt;"Affichage de la matrice n°3 (multiplication de matrice 1 et 2) éffectué"&lt;&lt;endl;</text:p>
      <text:p text:style-name="P6"><text:tab/>getchar();</text:p>
      <text:p text:style-name="P6"><text:tab/>D.affiche();</text:p>
      <text:p text:style-name="P6"><text:tab/>cout&lt;&lt;"Affichage de la matrice n°1 éffectué"&lt;&lt;endl;</text:p>
      <text:p text:style-name="P6"><text:tab/>getchar();</text:p>
      <text:p text:style-name="P6"><text:tab/>D.soustraction(E);</text:p>
      <text:p text:style-name="P6"><text:tab/>cout&lt;&lt;"Soustraction de la matrice n°2 à la matrice n°1 éffectuée"&lt;&lt;endl;</text:p>
      <text:p text:style-name="P6"><text:tab/>getchar();<text:tab/></text:p>
      <text:p text:style-name="P6"><text:tab/>D.affiche();</text:p>
      <text:p text:style-name="P6"><text:tab/>cout&lt;&lt;"Affichage de la matrice n°1 éffectué"&lt;&lt;endl;</text:p>
      <text:p text:style-name="P6"><text:tab/>getchar();<text:tab/></text:p>
      <text:p text:style-name="P6"><text:tab/>matrice I=D.carre();</text:p>
      <text:p text:style-name="P6"><text:tab/>cout&lt;&lt;"Declaration de la matrice n°4 comme étant le carre de la matrice n°1 éffectuée"&lt;&lt;endl;</text:p>
      <text:p text:style-name="P6"><text:tab/>getchar();<text:tab/></text:p>
      <text:p text:style-name="P6"><text:tab/>I.affiche();</text:p>
      <text:p text:style-name="P6"><text:tab/>cout&lt;&lt;"Affichage de la matrice n°4 éffectué"&lt;&lt;endl;</text:p>
      <text:p text:style-name="P6"><text:tab/>getchar();<text:tab/></text:p>
      <text:p text:style-name="P6"><text:tab/>matrice H("H",50,50);</text:p>
      <text:p text:style-name="P6"><text:tab/>for(int i=0;i&lt;=49;i++)</text:p>
      <text:p text:style-name="P6"><text:tab/>{</text:p>
      <text:p text:style-name="P6"><text:tab/><text:tab/>int j=i+1;</text:p>
      <text:p text:style-name="P6"><text:tab/><text:tab/>H.ajout(i,j,4);</text:p>
      <text:p text:style-name="P6"><text:tab/>}</text:p>
      <text:p text:style-name="P6"><text:tab/>cout&lt;&lt;"Declaration et remplissage de la matrice n°5 éffectuée"&lt;&lt;endl;</text:p>
      <text:p text:style-name="P6"><text:tab/>getchar();<text:tab/></text:p>
      <text:p text:style-name="P6"><text:tab/>H.affiche();</text:p>
      <text:p text:style-name="P6"><text:tab/>cout&lt;&lt;"Affichage de la matrice n°5 éffectué"&lt;&lt;endl;</text:p>
      <text:p text:style-name="P6"><text:tab/>getchar();<text:tab/></text:p>
      <text:p text:style-name="P6"><text:tab/>H.transposition();</text:p>
      <text:p text:style-name="P6"><text:tab/>cout&lt;&lt;"Transposition de la matrice n°5 éffectuée"&lt;&lt;endl;</text:p>
      <text:p text:style-name="P6"><text:tab/>getchar();<text:tab/></text:p>
      <text:p text:style-name="P6"><text:tab/>H.affiche();</text:p>
      <text:p text:style-name="P6"><text:tab/>cout&lt;&lt;"Affichage de la matrice H après transposition effectué"&lt;&lt;endl;</text:p>
      <text:p text:style-name="P6">}</text:p>
      <text:p text:style-name="P6"/>
      <text:p text:style-name="P11">4)Retours et conclusion du test</text:p>
      <text:p text:style-name="P11"/>
      <text:p text:style-name="P7">Le test faisant <text:span text:style-name="T3">des</text:span> pause<text:span text:style-name="T3">s</text:span> et affichant à chaque fois les résultats il a été facile de vérifier une à une les fonctions proposées par nôtre logiciel.</text:p>
      <text:p text:style-name="P12">Ainsi les fonctions suivantes ont subit le test et l'ont <text:span text:style-name="T5">réussit</text:span> :</text:p>
      <text:p text:style-name="P12">-<text:span text:style-name="T4">Addition de deux matrices creuses</text:span></text:p>
      <text:p text:style-name="P12">-<text:span text:style-name="T4">Soustraction de deux matrices creuses</text:span></text:p>
      <text:p text:style-name="P12">-<text:span text:style-name="T4">Multiplication entre deux matrices creuses</text:span></text:p>
      <text:p text:style-name="P12">-<text:span text:style-name="T4">Transposée d'une matrice creuse</text:span></text:p>
      <text:p text:style-name="P13">-Mise au carrée d'une matrice creuse</text:p>
      <text:p text:style-name="P13">-Ajout de valeur dans une matrice creuses</text:p>
      <text:p text:style-name="P13">-Déclaration de matrices creuses de grande taille</text:p>
      <text:p text:style-name="P14">-<text:span text:style-name="T5">Ecriture/Lecture d'une matrice creuse dans un fichier</text:span></text:p>
      <text:p text:style-name="P15">Le tout en un temps d'exécution d'environ 1 seconde.</text:p>
      <text:p text:style-name="P3"><text:soft-page-break/>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6-05-20T17:25:31.234308746</meta:creation-date>
    <dc:date>2016-05-20T18:18:37.964956320</dc:date>
    <dc:creator>root </dc:creator>
    <meta:editing-duration>PT45M50S</meta:editing-duration>
    <meta:editing-cycles>12</meta:editing-cycles>
    <meta:generator>LibreOffice/5.0.6.3$Linux_x86 LibreOffice_project/490fc03b25318460cfc54456516ea2519c11d1aa</meta:generator>
    <meta:document-statistic meta:table-count="0" meta:image-count="0" meta:object-count="0" meta:page-count="3" meta:paragraph-count="84" meta:word-count="480" meta:character-count="3516" meta:non-whitespace-character-count="3046"/>
  </office:meta>
</office:document-meta>
</file>